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Hindi1" svg:font-family="'Lohit Hindi'"/>
    <style:font-face style:name="OpenSymbol" svg:font-family="OpenSymbol"/>
    <style:font-face style:name="sans-serif" svg:font-family="sans-serif"/>
    <style:font-face style:name="Delicious" svg:font-family="Deliciou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Delicious"/>
    </style:style>
    <style:style style:name="P2" style:family="paragraph" style:parent-style-name="Standard">
      <style:text-properties style:font-name="Delicious" fo:font-size="13pt" style:font-size-asian="13pt" style:font-size-complex="13pt"/>
    </style:style>
    <style:style style:name="P3" style:family="paragraph" style:parent-style-name="Standard">
      <style:text-properties style:font-name="Delicious" fo:font-weight="bold" style:font-weight-asian="bold" style:font-weight-complex="bold"/>
    </style:style>
    <style:style style:name="P4" style:family="paragraph" style:parent-style-name="Standard">
      <style:text-properties style:font-name="Delicious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text-properties style:font-name="Delicious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2">
      <style:text-properties style:font-name="Delicious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Delicious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Deliciou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variant="normal" fo:text-transform="none" fo:color="#281f18" style:font-name="Delicious" fo:font-size="12pt" fo:letter-spacing="normal" fo:font-style="normal" fo:font-weight="normal" style:font-size-asian="12pt" style:font-weight-asian="bold" style:font-size-complex="12pt" style:font-weight-complex="bold"/>
    </style:style>
    <style:style style:name="P10" style:family="paragraph" style:parent-style-name="Standard">
      <style:text-properties fo:font-variant="normal" fo:text-transform="none" fo:color="#281f18" style:font-name="Delicious" fo:font-size="12pt" fo:letter-spacing="normal" fo:font-style="normal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fo:color="#281f18" style:font-name="Delicious" fo:font-size="12pt" fo:letter-spacing="normal" fo:font-style="normal" fo:font-weight="bol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000000" fo:letter-spacing="normal" fo:font-style="normal"/>
    </style:style>
    <style:style style:name="T2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3" style:family="text">
      <style:text-properties fo:color="#000000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04 – LLENGUATGES DE MARQUES</text:p>
      <text:p text:style-name="P1"/>
      <text:p text:style-name="P1"/>
      <text:p text:style-name="P3">Què és un llenguatge de marques?</text:p>
      <text:p text:style-name="P3"/>
      <text:p text:style-name="P4">Un llenguatge de marques és un llenguatge en el qual les seves parts es diferencien entre si</text:p>
      <text:p text:style-name="P4">mitjançant senyals. Un llenguatge de marques <text:span text:style-name="T1">combina dades i etiquetes que les marquen i que contenen informació addicional sobre l'estructura del text o la seua presentació.</text:span></text:p>
      <text:p text:style-name="P4"><text:span text:style-name="T1"/></text:p>
      <text:p text:style-name="P4"><text:span text:style-name="T1">El més famos és el HTML</text:span></text:p>
      <text:p text:style-name="P4"><text:span text:style-name="T1"/></text:p>
      <text:p text:style-name="P7"><text:span text:style-name="T1">CLASSIFICACIÓ</text:span></text:p>
      <text:p text:style-name="P7"><text:span text:style-name="T1"/></text:p>
      <text:p text:style-name="P8"><text:span text:style-name="T1">Marques de presentació</text:span></text:p>
      <text:p text:style-name="P4"><text:span text:style-name="T1"><text:tab/>Marques que indiquen el format del text, per exemple els processadors de texts, les marques per a ficar un text en negreta, aquestes no es mostren directament a l'usuari</text:span></text:p>
      <text:p text:style-name="P4"><text:span text:style-name="T1"/></text:p>
      <text:p text:style-name="P8"><text:span text:style-name="T1">Marques de procediments</text:span></text:p>
      <text:p text:style-name="P4"><text:span text:style-name="T1"><text:tab/>Marques utilitzades per a la presentació de textos, en aquest casi que acostuma a veure-ho <text:s/>el usuari i s'interpreta segons l'ordre en que apareix (Exemples: TeX, PostScript)</text:span></text:p>
      <text:p text:style-name="P4"><text:span text:style-name="T1"/></text:p>
      <text:p text:style-name="P8"><text:span text:style-name="T1">Marques descriptives</text:span></text:p>
      <text:p text:style-name="P4"><text:span text:style-name="T1"><text:tab/>Marques que descriuen fragments de text, però no s'especifica com s'han de representar, mostrar, podem dir-ne marques semàntiques també. El XML n'és un exemple.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7"><text:span text:style-name="T1">XML (eXtensible Markup Language): 1996</text:span></text:p>
      <text:p text:style-name="P7"><text:span text:style-name="T1"/></text:p>
      <text:p text:style-name="P4"><text:span text:style-name="T1">Es defineix (capçalera) amb: </text:span></text:p>
      <text:p text:style-name="P4"><text:span text:style-name="T1"/></text:p>
      <text:p text:style-name="P4"><text:span text:style-name="T1">&lt;?xml version="1.0"?&gt;</text:span></text:p>
      <text:p text:style-name="P4"><text:span text:style-name="T1"/></text:p>
      <text:p text:style-name="P4"><text:span text:style-name="T1">Caracteristiques:</text:span></text:p>
      <text:p text:style-name="P4"><text:span text:style-name="T1"/></text:p>
      <text:list xml:id="list2093709757" text:style-name="L1">
        <text:list-item>
          <text:p text:style-name="P5"><text:span text:style-name="T1">Llenguatge extensible (marques obertes i ampliables) (No com el html)</text:span></text:p>
        </text:list-item>
        <text:list-item>
          <text:p text:style-name="P5"><text:span text:style-name="T1">Distinció entre estructura i presentació de documents (fulla d'estil, XSL)</text:span></text:p>
        </text:list-item>
        <text:list-item>
          <text:p text:style-name="P5"><text:span text:style-name="T1">Gestió d'hipervincles avançada. Relació entre més de 2 documents.</text:span></text:p>
        </text:list-item>
        <text:list-item>
          <text:p text:style-name="P5"><text:span text:style-name="T1">Modularitat. Format per diferents arxius</text:span></text:p>
        </text:list-item>
      </text:list>
      <text:p text:style-name="P4"><text:span text:style-name="T1"/></text:p>
      <text:p text:style-name="P4"><text:span text:style-name="T1"/></text:p>
      <text:p text:style-name="P7"><text:span text:style-name="T1">Estructura</text:span></text:p>
      <text:p text:style-name="P4"><text:span text:style-name="T1"/></text:p>
      <text:p text:style-name="P4"><text:span text:style-name="T1">PROLEG: Presentació: &lt;?xml version="1.0" encoding=”UTF-8”?&gt;</text:span></text:p>
      <text:p text:style-name="P4"><text:span text:style-name="T1">Definim l'estructura, i la codificació de caràcters i instruccions</text:span></text:p>
      <text:p text:style-name="P4"><text:span text:style-name="T1"/></text:p>
      <text:p text:style-name="P4"><text:span text:style-name="T1"/></text:p>
      <text:p text:style-name="P4"><text:span text:style-name="T1">COS: Les dades presentades en estructura d'arbre, sempre després del proleg</text:span></text:p>
      <text:p text:style-name="P4"><text:span text:style-name="T1"/></text:p>
      <text:p text:style-name="P4"><text:span text:style-name="T1">EPÍLEG: Després del cos, <text:s/>pot portar instruccions com al pròleg, però no es declara el tipus de document.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7"><text:soft-page-break/><text:span text:style-name="T1">Elements</text:span></text:p>
      <text:p text:style-name="P4"><text:span text:style-name="T1"/></text:p>
      <text:p text:style-name="P4"><text:span text:style-name="T1">Aquests poden tenir contingut, o estar buits i els diferenciarem gràcies a les etiquetes</text:span></text:p>
      <text:p text:style-name="P4"><text:span text:style-name="T1"/></text:p>
      <text:p text:style-name="P4"><text:span text:style-name="T1">Exemple: &lt;nom&gt;Dídac&lt;/nom&gt;</text:span></text:p>
      <text:p text:style-name="P4"><text:span text:style-name="T1"/></text:p>
      <text:p text:style-name="P4"><text:span text:style-name="T1">Les etiquetes estan compostes per un nom, en aquest cas “nom” i atributs.</text:span></text:p>
      <text:p text:style-name="P4"><text:span text:style-name="T1"/></text:p>
      <text:p text:style-name="P4"><text:span text:style-name="T1">Exemple (amb atributs) &lt;nom genere=”masculi”&gt;Dídac&lt;/nom&gt;</text:span></text:p>
      <text:p text:style-name="P4"><text:span text:style-name="T1"/></text:p>
      <text:p text:style-name="P4"><text:span text:style-name="T1"/></text:p>
      <text:p text:style-name="P4"><text:span text:style-name="T1">Les etiquetes han de seguir unes normes:</text:span></text:p>
      <text:p text:style-name="P4"><text:span text:style-name="T1"/></text:p>
      <text:list xml:id="list587287038" text:style-name="L2">
        <text:list-item>
          <text:p text:style-name="P6"><text:span text:style-name="T1">Limitades pels simbols &lt; i &gt;</text:span></text:p>
        </text:list-item>
        <text:list-item>
          <text:p text:style-name="P6"><text:span text:style-name="T1">L'inici de l'etiqueta ha de ser una lletra, “_” o :, després podem utilitzar el “-”</text:span></text:p>
        </text:list-item>
        <text:list-item>
          <text:p text:style-name="P6"><text:span text:style-name="T1">CaseSensitive. O sigui, &lt;hola&gt;&lt;/hola&gt; i <text:s/>&lt;HOLA&gt;&lt;/HOLA&gt; serien elements diferents.</text:span></text:p>
        </text:list-item>
        <text:list-item>
          <text:p text:style-name="P6"><text:span text:style-name="T1">Sempre s'han de tancar les etiquetes, si l'element està buit es pot tancar així: &lt;nom/&gt;</text:span></text:p>
        </text:list-item>
      </text:list>
      <text:p text:style-name="P4"><text:span text:style-name="T1"/></text:p>
      <text:p text:style-name="P4"><text:span text:style-name="T1"/></text:p>
      <text:p text:style-name="P7"><text:span text:style-name="T1">Comentaris</text:span></text:p>
      <text:p text:style-name="P4"><text:span text:style-name="T1"/></text:p>
      <text:p text:style-name="P4"><text:span text:style-name="T1">Podem utilitzar comentaris com en HTML &lt;!-- Aqui qualsevol comentari --&gt;</text:span></text:p>
      <text:p text:style-name="P4"><text:span text:style-name="T1">Els comentaris seran ignorats pels processadors.</text:span></text:p>
      <text:p text:style-name="P4"><text:span text:style-name="T1"/></text:p>
      <text:p text:style-name="P4"><text:span text:style-name="T1">Atributs</text:span></text:p>
      <text:p text:style-name="P4"><text:span text:style-name="T1"/></text:p>
      <text:p text:style-name="P4"><text:span text:style-name="T1">Abans hem vist un exemple amb atributs, els atributs serveixen per donar propietats a l'element.</text:span></text:p>
      <text:p text:style-name="P4"><text:span text:style-name="T1"/></text:p>
      <text:p text:style-name="P4"><text:span text:style-name="T1"/></text:p>
      <text:p text:style-name="P7"><text:span text:style-name="T1">Arbres d'elements</text:span></text:p>
      <text:p text:style-name="P4"><text:span text:style-name="T1"/></text:p>
      <text:p text:style-name="P4"><text:span text:style-name="T1">Els elements poden tenir d'altres elements, així tindrem elements pares i fills.</text:span></text:p>
      <text:p text:style-name="P4"><text:span text:style-name="T1"/></text:p>
      <text:p text:style-name="P4"><text:span text:style-name="T1">L'element contenidor serà el pare, i els elements que hi pertanyen els fills</text:span></text:p>
      <text:p text:style-name="P4"><text:span text:style-name="T1"/></text:p>
      <text:p text:style-name="P4"><text:span text:style-name="T1">&lt;persona&gt;</text:span></text:p>
      <text:p text:style-name="P4"><text:span text:style-name="T1"><text:tab/>&lt;nom&gt;Dídac&lt;/nom&gt;</text:span></text:p>
      <text:p text:style-name="P4"><text:span text:style-name="T1"><text:tab/>&lt;cognoms&gt;Rios Meseguer&lt;/cognoms&gt;</text:span></text:p>
      <text:p text:style-name="P4"><text:span text:style-name="T1">&lt;/persona&gt;</text:span></text:p>
      <text:p text:style-name="P4"><text:span text:style-name="T1"/></text:p>
      <text:p text:style-name="P7"><text:span text:style-name="T1">Caràcters especials<text:line-break/><text:line-break/></text:span><text:span text:style-name="T2">Hi ha certs caracters que son representats per unes entitats, per exemple, hi ha caràcters especials que formen part del codi xml com son el &amp;, &lt;, &gt;, ' o “ i si ho volem utilitzar com a text i no part del codi que s'interpretarà ho podem fer amb la seva entitat corresponent</text:span></text:p>
      <text:p text:style-name="P7"><text:span text:style-name="T2"/></text:p>
      <text:p text:style-name="P7"><text:span text:style-name="T2">Exemple &amp;amp; per a &amp; o &amp;quot; per a “</text:span></text:p>
      <text:p text:style-name="P7"><text:span text:style-name="T2"/></text:p>
      <text:p text:style-name="P7"><text:span text:style-name="T1">Seccions CDATA</text:span></text:p>
      <text:p text:style-name="P7"><text:span text:style-name="T1"/></text:p>
      <text:p text:style-name="P9"><text:span text:style-name="T3">Són seccions de codi que permet utilitzar qualsevol caracter dins del XML i que no s'interpreti, pot servir per ficar-hi codi html</text:span></text:p>
      <text:p text:style-name="P9"><text:span text:style-name="T3"/></text:p>
      <text:p text:style-name="P9"><text:span text:style-name="T3"/></text:p>
      <text:p text:style-name="P11"><text:soft-page-break/><text:span text:style-name="T3">NAMESPACES</text:span></text:p>
      <text:p text:style-name="P11"><text:span text:style-name="T3"/></text:p>
      <text:p text:style-name="P10"><text:span text:style-name="T3">Quan trobem elements amb el mateix nom, cal diferenciar-los d'alguna forma, això es fa utilitzant els namespaces, que es un prefix per als elements, es defineix xmlns:prefix=”URI”</text:span></text:p>
      <text:p text:style-name="P10"><text:span text:style-name="T3"/></text:p>
      <text:p text:style-name="P10"><text:span text:style-name="T3">La URI pot ser una URL o un string, això si ha de ser únic i representati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 Neue" svg:font-family="'Helvetica Neue', Helvetica, Arial, sans-serif"/>
    <style:font-face style:name="Lohit Hindi1" svg:font-family="'Lohit Hindi'"/>
    <style:font-face style:name="OpenSymbol" svg:font-family="OpenSymbol"/>
    <style:font-face style:name="sans-serif" svg:font-family="sans-serif"/>
    <style:font-face style:name="Delicious" svg:font-family="Deliciou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dac </meta:initial-creator>
    <meta:creation-date>2012-10-15T23:41:28</meta:creation-date>
    <dc:date>2012-10-16T00:53:50</dc:date>
    <dc:creator>didac </dc:creator>
    <meta:editing-duration>PT40M52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3" meta:paragraph-count="54" meta:word-count="537" meta:character-count="3398" meta:non-whitespace-character-count="2910"/>
  </office:meta>
</office:document-meta>
</file>